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JetBrains Mono" fo:background-color="#f7fa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2">Классы: </text:p>
      <text:list xml:id="list3315973148386380771" text:style-name="L1">
        <text:list-item>
          <text:p text:style-name="P4"><text:span text:style-name="T1">Connection (</text:span>файл <text:span text:style-name="T1">'connection.php');</text:span></text:p>
        </text:list-item>
        <text:list-item>
          <text:p text:style-name="P4"><text:span text:style-name="T1">API (</text:span>файл <text:span text:style-name="T1">'API.php');</text:span></text:p>
        </text:list-item>
      </text:list>
      <text:p text:style-name="P2">Класс <text:span text:style-name="T1">Connection:</text:span></text:p>
      <text:list xml:id="list7675688380996809335" text:style-name="L2">
        <text:list-item>
          <text:p text:style-name="P5">Конструктор класса _<text:span text:style-name="T1">_construct() </text:span>производит инициализацию полей <text:span text:style-name="T1">host, db, user, password, host.</text:span></text:p>
        </text:list-item>
        <text:list-item>
          <text:p text:style-name="P5">Метод <text:span text:style-name="T1">set_host($host) </text:span>присваивает полю <text:span text:style-name="T1">$this-&gt;host </text:span>значение аргумента функции.</text:p>
        </text:list-item>
        <text:list-item>
          <text:p text:style-name="P5">Метод set_<text:span text:style-name="T1">db</text:span>($<text:span text:style-name="T1">db</text:span>)<text:span text:style-name="T1"> </text:span>присваивает полю <text:span text:style-name="T1">$this-&gt;db </text:span>значение аргумента функции.</text:p>
        </text:list-item>
        <text:list-item>
          <text:p text:style-name="P5">Метод <text:span text:style-name="T1">set_user($user) </text:span>присваивает полю <text:span text:style-name="T1">$this-&gt;user </text:span>значение аргумента функции.</text:p>
        </text:list-item>
        <text:list-item>
          <text:p text:style-name="P5">Метод set_<text:span text:style-name="T1">pass</text:span>($<text:span text:style-name="T1">pass</text:span>)<text:span text:style-name="T1"> </text:span>присваивает полю <text:span text:style-name="T1">$this-&gt;password </text:span>значение аргумента функции.</text:p>
        </text:list-item>
        <text:list-item>
          <text:p text:style-name="P5">Метод set_<text:span text:style-name="T1">port</text:span>($<text:span text:style-name="T1">port</text:span>)<text:span text:style-name="T1"> </text:span>присваивает полю <text:span text:style-name="T1">$this-&gt;port </text:span>значение аргумента функции.</text:p>
        </text:list-item>
        <text:list-item>
          <text:p text:style-name="P7"><text:span text:style-name="T2">Метод </text:span><text:span text:style-name="T3">start_connection() </text:span><text:span text:style-name="T2">устанавливает соединение с </text:span><text:span text:style-name="T3">DB </text:span><text:span text:style-name="T2">и, если соединение было установлено, возвращает его, в противном случае выводит сообщение «</text:span><text:span text:style-name="T4">connection failed»</text:span></text:p>
        </text:list-item>
      </text:list>
      <text:p text:style-name="P2">Класс <text:span text:style-name="T1">API:</text:span></text:p>
      <text:list xml:id="list3050707514864409544" text:style-name="L3">
        <text:list-item>
          <text:p text:style-name="P6">Конструктор класса __<text:span text:style-name="T1">construct($conn, $SellerAdr) <text:s/></text:span>производит инициализацию полей, также запоминает входящий параметр <text:span text:style-name="T1">$conn – </text:span>соединение с <text:span text:style-name="T1">DB, </text:span>и адрес продавца.</text:p>
        </text:list-item>
        <text:list-item>
          <text:p text:style-name="P6">Метод <text:span text:style-name="T1">getDeliveryCost($CustemerAdr) </text:span>в качестве аргумента принимает адрес покупателя и далее рассчитывает стоимость доставки. Возвращает стоимость доставки.</text:p>
        </text:list-item>
        <text:list-item>
          <text:p text:style-name="P6">Метод <text:span text:style-name="T1">acceptOrder($orderDescription,$totalPrice,$Custumer_id,$adr,$OrderDate) </text:span>в качестве входных параметров получает <text:span text:style-name="T1">$orderDescription – </text:span>информация о товарах, которые заказал покупатель; <text:span text:style-name="T1">$totalPrice – </text:span>итоговая стоимость (заказ+доставка);<text:span text:style-name="T1">$Custumer_id – </text:span>уникальный номер покупателя, который создал заказ;<text:span text:style-name="T1">$adr – </text:span>адресс доставки, <text:span text:style-name="T1">$OrderDate – </text:span>дата доставки заказа; <text:span text:style-name="T1">M</text:span>етод добавляет в таблицу <text:s/>orders, хранящуюся в <text:span text:style-name="T1">DB</text:span>, данный заказ. </text:p>
        </text:list-item>
        <text:list-item>
          <text:p text:style-name="P6">Метод <text:span text:style-name="T1">getOrderList() - </text:span>возвращает список заказов в формте <text:span text:style-name="T1">json.</text:span></text:p>
        </text:list-item>
        <text:list-item>
          <text:p text:style-name="P6">Метод <text:span text:style-name="T1">getOrderInfo($order_id) - </text:span>возвращает информацию о заказе с <text:span text:style-name="T1">id == $order_id.</text:span></text:p>
        </text:list-item>
        <text:list-item>
          <text:p text:style-name="P6">Приватный метод parseOrderDescription<text:span text:style-name="T1">() </text:span>с помощью парсинга возвращает массив <text:span text:style-name="T1">id </text:span>товаров, которые заказал покупатель, из столбца <text:span text:style-name="T1">'orderDescription' </text:span>в таблице <text:span text:style-name="T1">orders</text:span> </text:p>
        </text:list-item>
        <text:list-item>
          <text:p text:style-name="P6">Приватный метод isTimeoutPassed() перед каждым запросом проверяет, не превышен ли лимит запросов за данную минуту.</text:p>
        </text:list-item>
      </text:list>
      <text:p text:style-name="P3"/>
      <text:p text:style-name="P3"><text:s/></text:p>
      <text:p text:style-name="P3">Файл <text:span text:style-name="T1">'index.php' </text:span>содержит тест работы функций.</text:p>
      <text:p text:style-name="P3">Файл <text:span text:style-name="T1">'constants.php' </text:span>хранит константы. 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6T23:45:18.96</meta:creation-date>
    <dc:date>2020-09-27T15:45:17.30</dc:date>
    <meta:editing-duration>PT32M15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23" meta:word-count="243" meta:character-count="2009"/>
  </office:meta>
</office:document-meta>
</file>